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4d1" draw:fill="none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_20__28_var_29_" svg:stroke-color="#0084d1" draw:fill="none" draw:fill-color="#00dcff" draw:textarea-horizontal-align="justify" draw:textarea-vertical-align="top" draw:auto-grow-height="false"/>
    </style:style>
    <style:style style:name="gr4" style:family="graphic" style:parent-style-name="objectwithoutfill">
      <style:graphic-properties draw:stroke="solid" draw:stroke-dash="Fine_20_Dotted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stroke="solid" draw:stroke-dash="Fine_20_Dotted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Fine_20_Dashed_20__28_var_29_" svg:stroke-color="#0084d1" draw:fill="none" draw:fill-color="#00dcff" draw:textarea-horizontal-align="justify" draw:textarea-vertical-align="top" draw:auto-grow-height="false"/>
    </style:style>
    <style:style style:name="gr10" style:family="graphic" style:parent-style-name="standard">
      <style:graphic-properties draw:stroke="dash" draw:stroke-dash="Fine_20_Dashed_20__28_var_29_" svg:stroke-color="#0084d1" draw:fill="solid" draw:fill-color="#ffffff" draw:textarea-horizontal-align="justify" draw:textarea-vertical-align="top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8cm" fo:min-width="1.741cm"/>
    </style:style>
    <style:style style:name="gr12" style:family="graphic" style:parent-style-name="objectwithoutfill">
      <style:graphic-properties draw:stroke="solid" draw:stroke-dash="Fine_20_Dotted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8cm" fo:min-width="1.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8cm" fo:min-width="1.762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text-properties fo:font-size="7pt" style:font-size-asian="7pt" style:font-size-complex="7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8cm" svg:height="2.027cm" svg:x="16.8cm" svg:y="7.9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527cm" svg:x="17cm" svg:y="7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527cm" svg:x="17cm" svg:y="9.1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cm" svg:height="13.2cm" svg:x="15.2cm" svg:y="4.1cm">
          <text:p text:style-name="P1">DB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cm" svg:y1="15.4cm" svg:x2="2.6cm" svg:y2="14.6cm">
          <text:p/>
        </draw:line>
        <draw:custom-shape draw:style-name="gr1" draw:text-style-name="P1" draw:layer="layout" svg:width="1.8cm" svg:height="3.5cm" svg:x="1.7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4cm" svg:height="1.527cm" svg:x="1.9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527cm" svg:x="1.9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cm" svg:height="0.109cm" svg:x="2.6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cm" svg:height="0.109cm" svg:x="2.6cm" svg:y="11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cm" svg:height="0.109cm" svg:x="2.6cm" svg:y="1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cm" svg:height="0.109cm" svg:x="2.6cm" svg:y="11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5.3cm" svg:y1="13.4cm" svg:x2="19.3cm" svg:y2="13.4cm">
          <text:p/>
        </draw:line>
        <draw:line draw:style-name="gr6" draw:text-style-name="P1" draw:layer="layout" svg:x1="19.3cm" svg:y1="9cm" svg:x2="19.3cm" svg:y2="13.4cm">
          <text:p/>
        </draw:line>
        <draw:line draw:style-name="gr6" draw:text-style-name="P1" draw:layer="layout" svg:x1="18.8cm" svg:y1="9cm" svg:x2="19.3cm" svg:y2="9cm">
          <text:p/>
        </draw:line>
        <draw:g>
          <draw:path draw:style-name="gr7" draw:text-style-name="P1" draw:layer="layout" svg:width="1.099cm" svg:height="0.799cm" svg:x="15.4cm" svg:y="8.1cm" svg:viewBox="0 0 1100 800" svg:d="m0 0c894 0 1100 400 1100 400v400">
            <text:p/>
          </draw:path>
          <draw:path draw:style-name="gr7" draw:text-style-name="P1" draw:layer="layout" svg:width="1.099cm" svg:height="0.799cm" svg:x="15.4cm" svg:y="8.9cm" svg:viewBox="0 0 1100 800" svg:d="m0 800c894 0 1100-400 1100-400v-400">
            <text:p/>
          </draw:path>
        </draw:g>
        <draw:frame draw:style-name="gr8" draw:text-style-name="P2" draw:layer="layout" svg:width="2.166cm" svg:height="0.687cm" svg:x="15.664cm" svg:y="6.2cm">
          <draw:text-box>
            <text:p><text:span text:style-name="T1">Database</text:span></text:p>
          </draw:text-box>
        </draw:frame>
        <draw:custom-shape draw:style-name="gr9" draw:text-style-name="P1" draw:layer="layout" svg:width="3.7cm" svg:height="13.2cm" svg:x="1.3cm" svg:y="4.1cm">
          <text:p text:style-name="P1"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.6cm" svg:y1="8.8cm" svg:x2="2.6cm" svg:y2="9.2cm">
          <text:p/>
        </draw:line>
        <draw:line draw:style-name="gr7" draw:text-style-name="P1" draw:layer="layout" svg:x1="5.2cm" svg:y1="15.4cm" svg:x2="2.6cm" svg:y2="15.4cm">
          <text:p/>
        </draw:line>
        <draw:frame draw:style-name="gr8" draw:text-style-name="P2" draw:layer="layout" svg:width="1.493cm" svg:height="0.687cm" svg:x="1.864cm" svg:y="8cm">
          <draw:text-box>
            <text:p><text:span text:style-name="T1">Client</text:span></text:p>
          </draw:text-box>
        </draw:frame>
        <draw:line draw:style-name="gr7" draw:text-style-name="P1" draw:layer="layout" svg:x1="2.6cm" svg:y1="8.8cm" svg:x2="4.2cm" svg:y2="8.8cm">
          <text:p/>
        </draw:line>
        <draw:custom-shape draw:style-name="gr10" draw:text-style-name="P1" draw:layer="layout" svg:width="5.7cm" svg:height="8.1cm" svg:x="7.7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7cm" svg:height="8.1cm" svg:x="7.5cm" svg:y="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7cm" svg:height="8.1cm" svg:x="7.3cm" svg:y="7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7cm" svg:height="8.1cm" svg:x="7.1cm" svg:y="7.6cm">
          <text:p text:style-name="P1">Middlewar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2cm" svg:y1="8.8cm" svg:x2="7.1cm" svg:y2="10.6cm">
          <text:p/>
        </draw:line>
        <draw:line draw:style-name="gr4" draw:text-style-name="P1" draw:layer="layout" svg:x1="4.2cm" svg:y1="8.8cm" svg:x2="7.1cm" svg:y2="8.8cm">
          <text:p/>
        </draw:line>
        <draw:line draw:style-name="gr4" draw:text-style-name="P1" draw:layer="layout" svg:x1="4.2cm" svg:y1="8.8cm" svg:x2="7.2cm" svg:y2="9.8cm">
          <text:p/>
        </draw:line>
        <draw:line draw:style-name="gr4" draw:text-style-name="P1" draw:layer="layout" svg:x1="4.2cm" svg:y1="8.8cm" svg:x2="7cm" svg:y2="11.3cm">
          <text:p/>
        </draw:line>
        <draw:line draw:style-name="gr6" draw:text-style-name="P1" draw:layer="layout" svg:x1="5.2cm" svg:y1="15.4cm" svg:x2="7.1cm" svg:y2="14cm">
          <text:p/>
        </draw:line>
        <draw:line draw:style-name="gr4" draw:text-style-name="P1" draw:layer="layout" svg:x1="15.4cm" svg:y1="13.4cm" svg:x2="12.8cm" svg:y2="12.7cm">
          <text:p/>
        </draw:line>
        <draw:line draw:style-name="gr4" draw:text-style-name="P1" draw:layer="layout" svg:x1="15.4cm" svg:y1="13.4cm" svg:x2="13cm" svg:y2="13.2cm">
          <text:p/>
        </draw:line>
        <draw:line draw:style-name="gr4" draw:text-style-name="P1" draw:layer="layout" svg:x1="15.4cm" svg:y1="13.4cm" svg:x2="13.2cm" svg:y2="13.8cm">
          <text:p/>
        </draw:line>
        <draw:line draw:style-name="gr4" draw:text-style-name="P1" draw:layer="layout" svg:x1="15.4cm" svg:y1="13.4cm" svg:x2="13.4cm" svg:y2="14.3cm">
          <text:p/>
        </draw:line>
        <draw:line draw:style-name="gr6" draw:text-style-name="P1" draw:layer="layout" svg:x1="5.2cm" svg:y1="15.4cm" svg:x2="7.1cm" svg:y2="14.5cm">
          <text:p/>
        </draw:line>
        <draw:line draw:style-name="gr6" draw:text-style-name="P1" draw:layer="layout" svg:x1="5.2cm" svg:y1="15.4cm" svg:x2="7.1cm" svg:y2="13.4cm">
          <text:p/>
        </draw:line>
        <draw:line draw:style-name="gr6" draw:text-style-name="P1" draw:layer="layout" svg:x1="5.2cm" svg:y1="15.4cm" svg:x2="7.1cm" svg:y2="15cm">
          <text:p/>
        </draw:line>
        <draw:g>
          <draw:frame draw:style-name="gr11" draw:text-style-name="P3" draw:layer="layout" svg:width="2.352cm" svg:height="0.53cm" svg:x="7.9cm" svg:y="9.6cm">
            <draw:text-box>
              <text:p text:style-name="P3"><text:span text:style-name="T2">Network Receive</text:span></text:p>
            </draw:text-box>
          </draw:frame>
          <draw:g>
            <draw:custom-shape draw:style-name="gr1" draw:text-style-name="P1" draw:layer="layout" svg:width="0.821cm" svg:height="1.597cm" svg:x="11.03cm" svg:y="9.8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639cm" svg:height="0.697cm" svg:x="11.121cm" svg:y="9.4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39cm" svg:height="0.697cm" svg:x="11.121cm" svg:y="11.0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046cm" svg:height="0.05cm" svg:x="11.44cm" svg:y="10.3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046cm" svg:height="0.05cm" svg:x="11.44cm" svg:y="10.6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046cm" svg:height="0.05cm" svg:x="11.44cm" svg:y="10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046cm" svg:height="0.05cm" svg:x="11.44cm" svg:y="10.3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" draw:text-style-name="P1" draw:layer="layout" svg:width="0.639cm" svg:height="0.697cm" svg:x="8.793cm" svg:y="10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39cm" svg:height="0.697cm" svg:x="8.291cm" svg:y="13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9.569cm" svg:y1="10.577cm" svg:x2="10.208cm" svg:y2="10.577cm">
            <text:p/>
          </draw:line>
          <draw:line draw:style-name="gr12" draw:text-style-name="P1" draw:layer="layout" svg:x1="11cm" svg:y1="13.635cm" svg:x2="9.706cm" svg:y2="13.635cm">
            <text:p/>
          </draw:line>
          <draw:g>
            <draw:path draw:style-name="gr7" draw:text-style-name="P1" draw:layer="layout" svg:width="0.501cm" svg:height="0.364cm" svg:x="8.2cm" svg:y="10.257cm" svg:viewBox="0 0 502 365" svg:d="m0 0c408 0 502 183 502 183v182">
              <text:p/>
            </draw:path>
            <draw:path draw:style-name="gr7" draw:text-style-name="P1" draw:layer="layout" svg:width="0.501cm" svg:height="0.364cm" svg:x="8.2cm" svg:y="10.623cm" svg:viewBox="0 0 502 365" svg:d="m0 365c408 0 502-182 502-182v-183">
              <text:p/>
            </draw:path>
          </draw:g>
          <draw:g>
            <draw:path draw:style-name="gr7" draw:text-style-name="P1" draw:layer="layout" svg:width="0.501cm" svg:height="0.364cm" svg:x="10.345cm" svg:y="10.212cm" svg:viewBox="0 0 502 365" svg:d="m0 0c408 0 502 183 502 183v182">
              <text:p/>
            </draw:path>
            <draw:path draw:style-name="gr7" draw:text-style-name="P1" draw:layer="layout" svg:width="0.501cm" svg:height="0.364cm" svg:x="10.345cm" svg:y="10.577cm" svg:viewBox="0 0 502 365" svg:d="m0 365c408 0 502-182 502-182v-183">
              <text:p/>
            </draw:path>
          </draw:g>
          <draw:g>
            <draw:path draw:style-name="gr7" draw:text-style-name="P1" draw:layer="layout" svg:width="0.501cm" svg:height="0.364cm" svg:x="9.158cm" svg:y="13.27cm" svg:viewBox="0 0 502 365" svg:d="m502 0c-408 0-502 183-502 183v182">
              <text:p/>
            </draw:path>
            <draw:path draw:style-name="gr7" draw:text-style-name="P1" draw:layer="layout" svg:width="0.501cm" svg:height="0.364cm" svg:x="9.158cm" svg:y="13.635cm" svg:viewBox="0 0 502 365" svg:d="m502 365c-408 0-502-182-502-182v-183">
              <text:p/>
            </draw:path>
          </draw:g>
          <draw:frame draw:style-name="gr13" draw:text-style-name="P3" draw:layer="layout" svg:width="2.039cm" svg:height="0.53cm" svg:x="8.461cm" svg:y="12.67cm">
            <draw:text-box>
              <text:p text:style-name="P3"><text:span text:style-name="T2">Network Send</text:span></text:p>
            </draw:text-box>
          </draw:frame>
          <draw:frame draw:style-name="gr14" draw:text-style-name="P3" draw:layer="layout" svg:width="2.365cm" svg:height="0.53cm" svg:x="10.235cm" svg:y="8.9cm">
            <draw:text-box>
              <text:p text:style-name="P3"><text:span text:style-name="T2">Process Request</text:span></text:p>
            </draw:text-box>
          </draw:frame>
          <draw:line draw:style-name="gr12" draw:text-style-name="P1" draw:layer="layout" svg:x1="8.194cm" svg:y1="13.6cm" svg:x2="7.3cm" svg:y2="13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1T16:55:22.119000000</meta:creation-date>
    <dc:date>2013-12-17T13:53:42.478000000</dc:date>
    <meta:editing-duration>PT1H42M19S</meta:editing-duration>
    <meta:editing-cycles>17</meta:editing-cycles>
    <meta:generator>LibreOffice/4.1.3.2$Windows_x86 LibreOffice_project/70feb7d99726f064edab4605a8ab840c50ec57a</meta:generator>
    <meta:document-statistic meta:object-count="66"/>
  </office:meta>
</office:document-meta>
</file>